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fe63" officeooo:paragraph-rsid="001efe63"/>
    </style:style>
    <style:style style:name="P2" style:family="paragraph" style:parent-style-name="Standard">
      <style:text-properties officeooo:rsid="001fda4e" officeooo:paragraph-rsid="001fda4e"/>
    </style:style>
    <style:style style:name="P3" style:family="paragraph" style:parent-style-name="Standard">
      <style:text-properties officeooo:rsid="001fda4e" officeooo:paragraph-rsid="0021d579"/>
    </style:style>
    <style:style style:name="P4" style:family="paragraph" style:parent-style-name="Standard">
      <style:text-properties officeooo:rsid="0021d579" officeooo:paragraph-rsid="0021d579"/>
    </style:style>
    <style:style style:name="P5" style:family="paragraph" style:parent-style-name="Standard">
      <style:text-properties officeooo:rsid="00228cf3" officeooo:paragraph-rsid="00228cf3"/>
    </style:style>
    <style:style style:name="P6" style:family="paragraph" style:parent-style-name="Standard">
      <style:text-properties officeooo:rsid="00228cf3" officeooo:paragraph-rsid="00245463"/>
    </style:style>
    <style:style style:name="P7" style:family="paragraph" style:parent-style-name="Standard">
      <style:text-properties officeooo:rsid="00245463" officeooo:paragraph-rsid="00245463"/>
    </style:style>
    <style:style style:name="P8" style:family="paragraph" style:parent-style-name="Standard">
      <style:text-properties officeooo:rsid="00247efe" officeooo:paragraph-rsid="00247efe"/>
    </style:style>
    <style:style style:name="P9" style:family="paragraph" style:parent-style-name="Standard">
      <style:text-properties officeooo:rsid="0026616b" officeooo:paragraph-rsid="0026616b"/>
    </style:style>
    <style:style style:name="P10" style:family="paragraph" style:parent-style-name="Standard">
      <style:text-properties officeooo:rsid="0026616b" officeooo:paragraph-rsid="00301d25"/>
    </style:style>
    <style:style style:name="P11" style:family="paragraph" style:parent-style-name="Standard">
      <style:text-properties officeooo:rsid="0028608f" officeooo:paragraph-rsid="0028608f"/>
    </style:style>
    <style:style style:name="P12" style:family="paragraph" style:parent-style-name="Standard">
      <style:text-properties officeooo:rsid="002a4d8f" officeooo:paragraph-rsid="002a4d8f"/>
    </style:style>
    <style:style style:name="P13" style:family="paragraph" style:parent-style-name="Standard">
      <style:text-properties officeooo:rsid="002b1585" officeooo:paragraph-rsid="002b1585"/>
    </style:style>
    <style:style style:name="P14" style:family="paragraph" style:parent-style-name="Standard">
      <style:text-properties officeooo:rsid="002c9a61" officeooo:paragraph-rsid="002c9a61"/>
    </style:style>
    <style:style style:name="P15" style:family="paragraph" style:parent-style-name="Standard">
      <style:text-properties officeooo:rsid="002d52ee" officeooo:paragraph-rsid="002d52ee"/>
    </style:style>
    <style:style style:name="P16" style:family="paragraph" style:parent-style-name="Standard">
      <style:text-properties officeooo:rsid="002eb416" officeooo:paragraph-rsid="002eb416"/>
    </style:style>
    <style:style style:name="P17" style:family="paragraph" style:parent-style-name="Standard">
      <style:text-properties officeooo:rsid="002f9723" officeooo:paragraph-rsid="002f9723"/>
    </style:style>
    <style:style style:name="P18" style:family="paragraph" style:parent-style-name="Standard">
      <style:text-properties officeooo:rsid="00301d25" officeooo:paragraph-rsid="00301d25"/>
    </style:style>
    <style:style style:name="P19" style:family="paragraph" style:parent-style-name="Standard">
      <style:text-properties officeooo:rsid="0030e0dc" officeooo:paragraph-rsid="0030e0dc"/>
    </style:style>
    <style:style style:name="P20" style:family="paragraph" style:parent-style-name="Standard">
      <style:text-properties officeooo:rsid="003456e2" officeooo:paragraph-rsid="003456e2"/>
    </style:style>
    <style:style style:name="P21" style:family="paragraph" style:parent-style-name="Standard">
      <style:text-properties officeooo:rsid="003456e2" officeooo:paragraph-rsid="0035d66e"/>
    </style:style>
    <style:style style:name="P22" style:family="paragraph" style:parent-style-name="Standard">
      <style:text-properties officeooo:rsid="003456e2" officeooo:paragraph-rsid="0037b99e"/>
    </style:style>
    <style:style style:name="P23" style:family="paragraph" style:parent-style-name="Standard">
      <style:text-properties officeooo:rsid="003491d5" officeooo:paragraph-rsid="003491d5"/>
    </style:style>
    <style:style style:name="P24" style:family="paragraph" style:parent-style-name="Standard">
      <style:text-properties officeooo:rsid="0035d66e" officeooo:paragraph-rsid="0035d66e"/>
    </style:style>
    <style:style style:name="P25" style:family="paragraph" style:parent-style-name="Standard">
      <style:text-properties officeooo:rsid="0037b99e" officeooo:paragraph-rsid="0037b99e"/>
    </style:style>
    <style:style style:name="P26" style:family="paragraph" style:parent-style-name="Standard">
      <style:text-properties officeooo:rsid="0038eafb" officeooo:paragraph-rsid="0038eafb"/>
    </style:style>
    <style:style style:name="P27" style:family="paragraph" style:parent-style-name="Standard">
      <style:text-properties officeooo:rsid="003a6182" officeooo:paragraph-rsid="003a6182"/>
    </style:style>
    <style:style style:name="P28" style:family="paragraph" style:parent-style-name="Standard">
      <style:text-properties officeooo:rsid="003c59cd" officeooo:paragraph-rsid="003c59cd"/>
    </style:style>
    <style:style style:name="P29" style:family="paragraph" style:parent-style-name="Standard">
      <style:text-properties officeooo:rsid="003d680a" officeooo:paragraph-rsid="003d680a"/>
    </style:style>
    <style:style style:name="P30" style:family="paragraph" style:parent-style-name="Standard">
      <style:text-properties officeooo:rsid="003f6801" officeooo:paragraph-rsid="003f6801"/>
    </style:style>
    <style:style style:name="P31" style:family="paragraph" style:parent-style-name="Standard">
      <style:text-properties officeooo:rsid="00401bb4" officeooo:paragraph-rsid="00401bb4"/>
    </style:style>
    <style:style style:name="P32" style:family="paragraph" style:parent-style-name="Standard">
      <style:text-properties officeooo:rsid="000b4739" officeooo:paragraph-rsid="00401bb4"/>
    </style:style>
    <style:style style:name="P33" style:family="paragraph" style:parent-style-name="Standard">
      <style:text-properties officeooo:rsid="000abe35" officeooo:paragraph-rsid="00401bb4"/>
    </style:style>
    <style:style style:name="P34" style:family="paragraph" style:parent-style-name="Standard">
      <style:text-properties officeooo:paragraph-rsid="0040acb1"/>
    </style:style>
    <style:style style:name="P35" style:family="paragraph" style:parent-style-name="Standard">
      <style:text-properties officeooo:rsid="00421d7f" officeooo:paragraph-rsid="00421d7f"/>
    </style:style>
    <style:style style:name="T1" style:family="text">
      <style:text-properties officeooo:rsid="001efe63"/>
    </style:style>
    <style:style style:name="T2" style:family="text">
      <style:text-properties officeooo:rsid="00245463"/>
    </style:style>
    <style:style style:name="T3" style:family="text">
      <style:text-properties officeooo:rsid="00247efe"/>
    </style:style>
    <style:style style:name="T4" style:family="text">
      <style:text-properties officeooo:rsid="002a4d8f"/>
    </style:style>
    <style:style style:name="T5" style:family="text">
      <style:text-properties officeooo:rsid="002b1585"/>
    </style:style>
    <style:style style:name="T6" style:family="text">
      <style:text-properties officeooo:rsid="00301d25"/>
    </style:style>
    <style:style style:name="T7" style:family="text">
      <style:text-properties officeooo:rsid="003400b2"/>
    </style:style>
    <style:style style:name="T8" style:family="text">
      <style:text-properties officeooo:rsid="003491d5"/>
    </style:style>
    <style:style style:name="T9" style:family="text">
      <style:text-properties officeooo:rsid="0035d66e"/>
    </style:style>
    <style:style style:name="T10" style:family="text">
      <style:text-properties officeooo:rsid="0037b99e"/>
    </style:style>
    <style:style style:name="T11" style:family="text">
      <style:text-properties officeooo:rsid="000b4739"/>
    </style:style>
    <style:style style:name="T12" style:family="text">
      <style:text-properties officeooo:rsid="000ce2aa"/>
    </style:style>
    <style:style style:name="T13" style:family="text">
      <style:text-properties officeooo:rsid="001022c1"/>
    </style:style>
    <style:style style:name="T14" style:family="text">
      <style:text-properties officeooo:rsid="00154c50"/>
    </style:style>
    <style:style style:name="T15" style:family="text">
      <style:text-properties officeooo:rsid="0040acb1"/>
    </style:style>
    <style:style style:name="T16" style:family="text">
      <style:text-properties officeooo:rsid="00421d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 los siguientes capitulos realizaremos una simulacion funcional de la vida.</text:p>
      <text:p text:style-name="P1">es decir, simularemos su funcion. lo que hace.</text:p>
      <text:p text:style-name="P1">sin entrar en detalles de implementacion tales como la complejidad de sus tejidos organicos o su estructura molecular.</text:p>
      <text:p text:style-name="P1">sera una simplificacion logica, que nos permitira ver su comportamiento.</text:p>
      <text:p text:style-name="Standard">para esto utilizaremos los elementos componentes que podemos observar<text:span text:style-name="T1"> a simple vista</text:span>.</text:p>
      <text:p text:style-name="Standard">basicamente, la vida esta formada por individuos que se reproducen.</text:p>
      <text:p text:style-name="Standard">y eso es lo que haremos en la simulacion.</text:p>
      <text:p text:style-name="P1">crearemos un individuo de una nueva especie, con capacidad para reproducirse.</text:p>
      <text:p text:style-name="P1"/>
      <text:p text:style-name="P34">esto nos permitira observar lo que sucede cuando lo ponemos en marcha, como se comporta el sistema<text:span text:style-name="T1">, y cual es el resultado que podemos esperar</text:span>.</text:p>
      <text:p text:style-name="Standard">de esta observacion podremos extraer<text:span text:style-name="T1"> informacion para construir</text:span> un modelo conceptual.</text:p>
      <text:p text:style-name="Standard"/>
      <text:p text:style-name="Standard">Adelantare ahora las caracteristicas mas destacadas de este nuevo modelo.</text:p>
      <text:p text:style-name="Standard"/>
      <text:p text:style-name="P3">En lineas generales, <text:span text:style-name="T15">'</text:span>es posible<text:span text:style-name="T15">'</text:span>, al contrario de lo que hemos pensado tradicionalmente, que la vida tenga las siguientes caracteristicas:</text:p>
      <text:p text:style-name="P2"/>
      <text:p text:style-name="P2">(y digo que 'es posible', no lo afirmo, porque espero que cada uno saque sus propias conclusiones despues de ver la simulacion que realizaremos)</text:p>
      <text:p text:style-name="Standard"/>
      <text:p text:style-name="P4">---------------------------------</text:p>
      <text:p text:style-name="P4"/>
      <text:p text:style-name="P9">- Una criatura viviente?</text:p>
      <text:p text:style-name="P9"/>
      <text:p text:style-name="P5">la vida podria no ser solo un fenomeno natural, una caracteristica de ciertos organismos, sino algo mas. </text:p>
      <text:p text:style-name="P5">una criatura viviente, un ser en si mismo.</text:p>
      <text:p text:style-name="P5">En donde todos los individuos de todas las especies son las celulas que la forman.</text:p>
      <text:p text:style-name="P12">Todas los organismos vivientes estan formados por celulas, y esta arquitectura se repite a todos los niveles, <text:span text:style-name="T15">de forma</text:span> fractal.</text:p>
      <text:p text:style-name="P6">es dificil de ver porque su forma y estructura es tan extrana a nuestros ojos que resulta incomprensible y por eso pasa desapercibida<text:span text:style-name="T2">.</text:span></text:p>
      <text:p text:style-name="P6"><text:span text:style-name="T2">Suele suceder que, </text:span><text:span text:style-name="T3">lo que no conocemos</text:span>, <text:span text:style-name="T3">es</text:span> invisible.</text:p>
      <text:p text:style-name="P5">Y desde nuestra perspectiva, estando dentro de ella, solo podemos ver <text:span text:style-name="T4">una pequena parte del interior, </text:span>las celulas que forman el tejido.</text:p>
      <text:p text:style-name="P8">No podemos verla desde el exterior y tampoco podemos verla en accion, porque nuestras vidas <text:span text:style-name="T5">son solo </text:span><text:s/>un instante de la suya.</text:p>
      <text:p text:style-name="P5"/>
      <text:p text:style-name="P7">----------------------------------</text:p>
      <text:p text:style-name="P7"/>
      <text:p text:style-name="P9">- Su aparicion es inevitable?</text:p>
      <text:p text:style-name="P9"/>
      <text:p text:style-name="P13">los materiales que componen la vida, tales como el carbono, o el nitrogeno, se producen en el interior de las estrellas, y cuando las estrellas mueren se dispersan por el espacio.</text:p>
      <text:p text:style-name="P13">antes o despues encontraran las condiciones necesarias. </text:p>
      <text:p text:style-name="P13">en un universo en donde todo lo que es posible sucede una y otra vez solo es cuestion de tiempo hasta que los elementos se combienen en la forma apropiada.</text:p>
      <text:p text:style-name="P13"/>
      <text:p text:style-name="P14"><text:soft-page-break/>Se trata de una reaccion natural. Y asi las cosas, lejos de ser un accidente, la aparcion de la vida es inevitable.</text:p>
      <text:p text:style-name="P14"/>
      <text:p text:style-name="P9"/>
      <text:p text:style-name="P9">---------------------------------</text:p>
      <text:p text:style-name="P9"/>
      <text:p text:style-name="P11">- No solo en la tierra?</text:p>
      <text:p text:style-name="P11"/>
      <text:p text:style-name="P15">como hemos comentado en los parrafos anteriores, basandonos en lo que podemos observar del universo, el numero de estrellas que existen en nuestra galaxia, y el numero de galaxias que podemos ver desde aqui, la probabilidad de que la tierra sea el unico lugar en el universo con condiciones apropiadas para la vida es minima.</text:p>
      <text:p text:style-name="P15">la evidencia sugiere que lo mas probable es que exista un gran numero de lugares con condiciones similares.</text:p>
      <text:p text:style-name="P16">Basandonos en la evidencia disponible, la vida podria existir aqui y alla, por todas partes en el universo.</text:p>
      <text:p text:style-name="P16">Asi las cosas, la vida podria ser un fenomeno universal.</text:p>
      <text:p text:style-name="P16"/>
      <text:p text:style-name="P11">---------------------------------------</text:p>
      <text:p text:style-name="P9"/>
      <text:p text:style-name="P9">- Parte inseparable del universo?</text:p>
      <text:p text:style-name="P9"/>
      <text:p text:style-name="P17">al ser la vida una reaccion natural, podriamos decir que es una propiedad emergente de la materia.</text:p>
      <text:p text:style-name="P17">y toda la materia, los distintos elementos materiales que existen en el universo, se crean en el interior de las estrellas, a partir del hidrogeno.</text:p>
      <text:p text:style-name="P17">podriamos decir que el hidrogeno es la materia original, la primera.</text:p>
      <text:p text:style-name="P17">en este universo, con estas leyes fisicas que gobiernan la materia, que el hidrogeno termine por dar paso a la vida parece inevitable.</text:p>
      <text:p text:style-name="P17">casi como si <text:span text:style-name="T6">estuviera implicita en el mismo hidrogeno, casi como si estuviera latente, dormida, esperando el momento.</text:span></text:p>
      <text:p text:style-name="P17"/>
      <text:p text:style-name="P18">la vida, por otra parte, no es otra cosa mas que inteligencia.</text:p>
      <text:p text:style-name="P18">el organismo, es el soporte, su implementacion.</text:p>
      <text:p text:style-name="P18">es posible que, de algun modo, hidrogeno e inteligencia sean la misma cosa?</text:p>
      <text:p text:style-name="P18"/>
      <text:p text:style-name="P19"><text:span text:style-name="T15">Es el hidrogeno </text:span>La semilla de la inteligencia?</text:p>
      <text:p text:style-name="P19"/>
      <text:p text:style-name="P19">Quien sabe.</text:p>
      <text:p text:style-name="P18">lo que parece a simple vista es que en este universo la inteligencia despertara espontaneamente antes o despues<text:span text:style-name="T7">, inevitablemente.</text:span></text:p>
      <text:p text:style-name="P18">como si fueran inseparables, o tal vez, la misma cosa.</text:p>
      <text:p text:style-name="P10"/>
      <text:p text:style-name="P9">--------------------------------</text:p>
      <text:p text:style-name="P9"/>
      <text:p text:style-name="P11">- Inmortal?</text:p>
      <text:p text:style-name="P11"/>
      <text:p text:style-name="P20">hemos comentado como la idea de que la vida es fragil y dependiente de un delicado equilibrio que podria romperse facilmente, podria ser infundada.</text:p>
      <text:p text:style-name="P23">Es posible que esta teoria sea una proyeccion de nuestra propia realidad.</text:p>
      <text:p text:style-name="P23"><text:soft-page-break/>Nosotros, al igual que todos los organismos vivientes, somos extremadamente fragiles.</text:p>
      <text:p text:style-name="P24">Podriamos perder la vida con facilidad.</text:p>
      <text:p text:style-name="P24">Vemos como incluso las especies pueden extinguirse.</text:p>
      <text:p text:style-name="P24"/>
      <text:p text:style-name="P24">Pero la vida no se nos parece en esto.</text:p>
      <text:p text:style-name="P21">En realidad, los hechos demuestran que es extraordinariamente resistente<text:span text:style-name="T9">.</text:span></text:p>
      <text:p text:style-name="P21"><text:span text:style-name="T9">T</text:span><text:span text:style-name="T8">al vez esto se deba entre otros factores a su notable redundancia estructural.</text:span></text:p>
      <text:p text:style-name="P21"/>
      <text:p text:style-name="P23"><text:span text:style-name="T16">Y</text:span> el ciclo de vida que cumplen todos los organismos vivientes, no parece aplicable a la vida misma.</text:p>
      <text:p text:style-name="P20"/>
      <text:p text:style-name="P24">No. <text:span text:style-name="T10">Los hechos no respaldan la idea de fragilidad.</text:span></text:p>
      <text:p text:style-name="P24">la vida parece preparada para continuar por mucho, mucho tiempo.</text:p>
      <text:p text:style-name="P24"/>
      <text:p text:style-name="P25">Y si es verdad que aparecera en todas partes adonde sea posible, entonces es posible que, </text:p>
      <text:p text:style-name="P25">aun en el caso de que la tierra sea destruida por completo, aun asi, esto no tenga un gran impacto sobre la continuidad de la vida, que podria continuar existiendo <text:span text:style-name="T16">en muchos otros lugares de</text:span>l universo.</text:p>
      <text:p text:style-name="P25"/>
      <text:p text:style-name="P25">Asi las cosas, la vida podria tener una esperanza de vida mayor que las estrellas.</text:p>
      <text:p text:style-name="P25"><text:span text:style-name="T16">Y </text:span>Podria continuar existiendo mientras consiga los recursos que necesita.</text:p>
      <text:p text:style-name="P25"><text:s text:c="2"/></text:p>
      <text:p text:style-name="P26">Y viendo la inteligencia que demuestra, y la forma en la que aprende, podria ser incluso capaz de controlar su propio destino.</text:p>
      <text:p text:style-name="P26">Y tal vez, podria ser inmortal.</text:p>
      <text:p text:style-name="P26"/>
      <text:p text:style-name="P25"/>
      <text:p text:style-name="P22"/>
      <text:p text:style-name="P22"/>
      <text:p text:style-name="P11"/>
      <text:p text:style-name="P11">-----------------------------------</text:p>
      <text:p text:style-name="P9"/>
      <text:p text:style-name="P9">- Una criatura inteligente?</text:p>
      <text:p text:style-name="P9"/>
      <text:p text:style-name="P27">de todas las sorprendentes caracteristicas de la vida,</text:p>
      <text:p text:style-name="P27">la mas destacable, sin duda, es su inteligencia.</text:p>
      <text:p text:style-name="P27"/>
      <text:p text:style-name="P27">Es facil ver inteligencia aplicada en cada solucion, en cada adaptacion, en cada comportamiento, en cada detalle, por todas partes.</text:p>
      <text:p text:style-name="P27">La vida es un derroche de inteligencia.</text:p>
      <text:p text:style-name="P27"/>
      <text:p text:style-name="P27">Y estamos tan acostumbrados a verlo que en la mayoria de los casos pasa desapercibida.</text:p>
      <text:p text:style-name="P27">Damos por hecho que debe ser asi, como algo natural.</text:p>
      <text:p text:style-name="P28">Los arboles del bosque crecen en vertical, con sus tallos creciendo hacia el cielo, y sus raices creciendo hacia el centro de la tierra.</text:p>
      <text:p text:style-name="P28">Esto puede parecer trivial, pero no lo es, es inteligente.</text:p>
      <text:p text:style-name="P28">Podemos comprobarlo cuando intentamos crear una maquina que reproduzca este comportamiento.</text:p>
      <text:p text:style-name="P28">No lo hara por si sola.</text:p>
      <text:p text:style-name="P28">Tendremos que implementar un mecanismo para esto.</text:p>
      <text:p text:style-name="P28">Y sea cual sea la solucion, requerira inteligencia.</text:p>
      <text:p text:style-name="P28"/>
      <text:p text:style-name="P29"><text:soft-page-break/>la inteligencia aplicada que vemos en la vida es sorprendente.</text:p>
      <text:p text:style-name="P29">En la complejidad de sus criaturas, en los disenos perfectamente ajustados, en el ADN, en cada cosa.</text:p>
      <text:p text:style-name="P30">Resulta evidente que una inteligencia superior esta detras de todo esto.</text:p>
      <text:p text:style-name="P30"/>
      <text:p text:style-name="P30">Pero adonde esta la inteligencia?</text:p>
      <text:p text:style-name="P30"/>
      <text:p text:style-name="P30">Eso es precisamente lo que veremos en los siguientes capitulos.</text:p>
      <text:p text:style-name="P30"/>
      <text:p text:style-name="P31">Solemos caracterizar a los seres vivientes por su actividad.</text:p>
      <text:p text:style-name="P31">Asi, los pajaros vuelan, los peces nadan, las hormigas caban tuneles.</text:p>
      <text:p text:style-name="P31">Y si la vida es tambien una criatura vivientes, que es lo que hace?</text:p>
      <text:p text:style-name="P31"/>
      <text:p text:style-name="P31">Veremos como todas las actividades que la vida realiza estan relacionadas con el pensamiento.</text:p>
      <text:p text:style-name="P33">La vida explora, analiza, valora, infiere,<text:span text:style-name="T11"> </text:span>recuerda, <text:s/><text:span text:style-name="T11">produce, procesa, planifica, </text:span><text:span text:style-name="T12">disena, </text:span><text:span text:style-name="T11">crea, modifica, <text:s/>prueba, elige, descarta</text:span><text:span text:style-name="T13">,</text:span><text:span text:style-name="T14"> decide,</text:span><text:span text:style-name="T13"> experimenta, intenta, concibe</text:span>,<text:span text:style-name="T11"> </text:span>aprende<text:span text:style-name="T13">.</text:span></text:p>
      <text:p text:style-name="P33"/>
      <text:p text:style-name="P32">La vida es una inteligencia.</text:p>
      <text:p text:style-name="P32"/>
      <text:p text:style-name="P29"/>
      <text:p text:style-name="P35">-----------------------</text:p>
      <text:p text:style-name="P35"/>
      <text:p text:style-name="P35"/>
      <text:p text:style-name="P35">en resumen,</text:p>
      <text:p text:style-name="P35"/>
      <text:p text:style-name="P35">podemos decir que </text:p>
      <text:p text:style-name="P35">segun lo que hemos comentado hasta ahora</text:p>
      <text:p text:style-name="P35">la vida podria ser</text:p>
      <text:p text:style-name="P35"/>
      <text:p text:style-name="P35">una inteligencia inmortal que despierta espontaneamente en todos los rincones del universo</text:p>
      <text:p text:style-name="P28"/>
      <text:p text:style-name="P28"/>
      <text:p text:style-name="P28"/>
      <text:p text:style-name="P27"/>
      <text:p text:style-name="P27"/>
      <text:p text:style-name="P11">--------------------------------</text:p>
      <text:p text:style-name="P7"/>
      <text:p text:style-name="P7"/>
      <text:p text:style-name="P5"/>
      <text:p text:style-name="P5">Ademas estando dentro de ella, desde nuestra perspectiva</text:p>
      <text:p text:style-name="Standard">En lineas generales, </text:p>
      <text:p text:style-name="Standard">podemos ver a la vida como a una criatura viviente, un ser formado por todos los individuos de todas las especies a lo largo del tiempo.</text:p>
      <text:p text:style-name="Standard">la idea puede parecer extrana al principio, es dificil entender la forma que este organismo viviente puede tener.</text:p>
      <text:p text:style-name="Standard">la forma mas aproximada podria ser la forma de un arbol, con ramas extendiendose en todas direcciones.</text:p>
      <text:p text:style-name="Standard">pero en realidad podria ser mas parecida a un numero infinito de arboles formando un conjunto.</text:p>
      <text:p text:style-name="Standard">es dificil imaginarlo, y el tamano seria gigantesco.</text:p>
      <text:p text:style-name="Standard">sin embargo, las criaturas vivientes pueden tener las formas mas variadas y extranas.</text:p>
      <text:p text:style-name="Standard"><text:soft-page-break/></text:p>
      <text:p text:style-name="Standard">esta criatura no habita un unico planeta, sino el universo entero, alli adonde las condiciones lo permitan.</text:p>
      <text:p text:style-name="Standard">y por este mismo motivo podemos decir que en un universo como este, su aparicion es inevitable.</text:p>
      <text:p text:style-name="Standard">y al contrario de ser un fenomeno fragil y delicado, es inmortal.</text:p>
      <text:p text:style-name="Standard"/>
      <text:p text:style-name="Standard">todas estas caracteristicas muestran a una criatura realmente extraordinaria, muy diferente de lo que somos nosotros.</text:p>
      <text:p text:style-name="Standard">sin embargo, la mas sorprendente de sus caracteristicas es que se trata de una criatura inteligente.</text:p>
      <text:p text:style-name="Standard">con una inteligencia fuera de lo comun.</text:p>
      <text:p text:style-name="Standard">porque su inteligencia es la mas maxima de todas las inteligencias posib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11T20:07:45.326000000</meta:creation-date>
    <dc:date>2025-08-13T19:10:46.449000000</dc:date>
    <meta:editing-duration>PT1H37M5S</meta:editing-duration>
    <meta:editing-cycles>15</meta:editing-cycles>
    <meta:generator>LibreOffice/7.3.5.2$Windows_X86_64 LibreOffice_project/184fe81b8c8c30d8b5082578aee2fed2ea847c01</meta:generator>
    <meta:document-statistic meta:table-count="0" meta:image-count="0" meta:object-count="0" meta:page-count="5" meta:paragraph-count="116" meta:word-count="1433" meta:character-count="8950" meta:non-whitespace-character-count="7622"/>
  </office:meta>
</office:document-meta>
</file>